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1.56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98.59pt"/>
    </style:style>
    <style:style style:name="co4" style:family="table-column">
      <style:table-column-properties fo:break-before="auto" style:column-width="158.34pt"/>
    </style:style>
    <style:style style:name="co5" style:family="table-column">
      <style:table-column-properties fo:break-before="auto" style:column-width="152.11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161.0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18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f1111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&quot;Times New Roman&quot;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 table:number-rows-repeated="2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2" office:value-type="string" calcext:value-type="string">
            <text:p>Bauteile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Spannungbereich</text:p>
          </table:table-cell>
          <table:table-cell table:style-name="ce2" office:value-type="string" calcext:value-type="string">
            <text:p>Kommunikationsschnittstelle</text:p>
          </table:table-cell>
          <table:table-cell table:style-name="ce2" office:value-type="string" calcext:value-type="string">
            <text:p>Verwendungszweck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Stückpreis (€)</text:p>
          </table:table-cell>
          <table:table-cell table:style-name="ce7" office:value-type="string" calcext:value-type="string">
            <text:p>Link</text:p>
          </table:table-cell>
          <table:table-cell table:style-name="ce12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Arduino Nano Arduino Nano 33 BLE Sense Rev2</text:p>
          </table:table-cell>
          <table:table-cell table:style-name="ce1" office:value-type="string" calcext:value-type="string">
            <text:p>Mikrocontroller Board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Steu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.47" calcext:value-type="float">
            <text:p>45.47</text:p>
          </table:table-cell>
          <table:table-cell table:style-name="ce8" office:value-type="string" calcext:value-type="string">
            <text:p><text:a xlink:href="https://www.amazon.de/dp/B0BQHXVSGM?psc=1&amp;ref=ppx_yo2ov_dt_b_product_details" xlink:type="simple">https://www.amazon.de/dp/B0BQHXVSGM?psc=1&amp;ref=ppx_yo2ov_dt_b_product_details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SX1278 LoRa 433MHz Ra-02</text:p>
          </table:table-cell>
          <table:table-cell table:style-name="ce1" office:value-type="string" calcext:value-type="string">
            <text:p>Langstrecken - Transceiver</text:p>
          </table:table-cell>
          <table:table-cell table:style-name="ce1" office:value-type="string" calcext:value-type="string">
            <text:p>1.8 - 3.7V (3.3V)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Drahtlose Kommunika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49" calcext:value-type="float">
            <text:p>10.49</text:p>
          </table:table-cell>
          <table:table-cell table:style-name="ce8" office:value-type="string" calcext:value-type="string">
            <text:p><text:a xlink:href="https://www.amazon.de/SX1278-433MHz-Wireless-Spectrum-Transmission/dp/B07RD2JV7Y/ref=sr_1_3?__mk_de_DE=%C3%85M%C3%85%C5%BD%C3%95%C3%91&amp;crid=34VO3D8Z6PJM9&amp;dib=eyJ2IjoiMSJ9.ot4z3Smi536Id_pmqGqGRce6tcve9CrKxiDCib1hqa2i3rVqh8aEh2Fva0uHjbztOL0neBGE8VGs237ZgpZYHoYmR-zAD-iCg7WFFN7j5qPxiF8nitABWXZ2-ruvRoohgzmpWV3BF9qLSqyx_zjqgcw9OulS2ay_RZuZ7mb0BmKcJizf60-DRKx_zRc5Ry4t9zUjGUz3PECo7qwLdE8u9nglZpRVEYQjKwup_GbIPmQ.4tvMu94ryihsytdprjs0frPcoDK7V9BH9d2Db5LqtTA&amp;dib_tag=se&amp;keywords=SX1278&amp;qid=1708889191&amp;sprefix=sx1278%2Caps%2C109&amp;sr=8-3" xlink:type="simple">https://www.amazon.de/SX1278-433MHz-Wireless-Spectrum-Transmission/dp/B07RD2JV7Y/ref=sr_1_3?__mk_de_DE=%C3%85M%C3%85%C5%BD%C3%95%C3%91&amp;crid=34VO3D8Z6PJM9&amp;dib=eyJ2IjoiMSJ9.ot4z3Smi536Id_pmqGqGRce6tcve9CrKxiDCib1hqa2i3rVqh8aEh2Fva0uHjbztOL0neBGE8VGs237ZgpZYHoYmR-zAD-iCg7WFFN7j5qPxiF8nitABWXZ2-ruvRoohgzmpWV3BF9qLSqyx_zjqgcw9OulS2ay_RZuZ7mb0BmKcJizf60-DRKx_zRc5Ry4t9zUjGUz3PECo7qwLdE8u9nglZpRVEYQjKwup_GbIPmQ.4tvMu94ryihsytdprjs0frPcoDK7V9BH9d2Db5LqtTA&amp;dib_tag=se&amp;keywords=SX1278&amp;qid=1708889191&amp;sprefix=sx1278%2Caps%2C109&amp;sr=8-3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DollaTek 433 MHz Wireless 3dBi IPEX WiFi Windungs Antenne</text:p>
          </table:table-cell>
          <table:table-cell table:style-name="ce1" office:value-type="string" calcext:value-type="string">
            <text:p>Antenne 433Mhz</text:p>
          </table:table-cell>
          <table:table-cell table:style-name="ce1" table:number-columns-repeated="2"/>
          <table:table-cell table:style-name="ce1" office:value-type="string" calcext:value-type="string">
            <text:p>Signalübertragu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99" calcext:value-type="float">
            <text:p>1.99</text:p>
          </table:table-cell>
          <table:table-cell table:style-name="ce8" office:value-type="string" calcext:value-type="string">
            <text:p><text:a xlink:href="https://www.amazon.de/DollaTek-Wireless-Fr%C3%BChling-Antenne-Ra-02/dp/B07QWRTN3F/ref=pd_bxgy_q_d_sccl_1/260-7910187-4803655?pd_rd_w=LzKQl&amp;content-id=amzn1.sym.af682809-85dc-4f15-9e49-826860aed1f8&amp;pf_rd_p=af682809-85dc-4f15-9e49-826860aed1f8&amp;pf_rd_r=1WTBVQ7KY5TNG6TGY7G0&amp;pd_rd_wg=D926B&amp;pd_rd_r=4bab3098-4a63-4c1e-8fd6-e82a23e52fed&amp;pd_rd_i=B07QWRTN3F&amp;psc=1" xlink:type="simple">https://www.amazon.de/DollaTek-Wireless-Fr%C3%BChling-Antenne-Ra-02/dp/B07QWRTN3F/ref=pd_bxgy_q_d_sccl_1/260-7910187-4803655?pd_rd_w=LzKQl&amp;content-id=amzn1.sym.af682809-85dc-4f15-9e49-826860aed1f8&amp;pf_rd_p=af682809-85dc-4f15-9e49-826860aed1f8&amp;pf_rd_r=1WTBVQ7KY5TNG6TGY7G0&amp;pd_rd_wg=D926B&amp;pd_rd_r=4bab3098-4a63-4c1e-8fd6-e82a23e52fed&amp;pd_rd_i=B07QWRTN3F&amp;psc=1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DC-DC Buck Converter 3,2-46V bis 1,25-35V</text:p>
          </table:table-cell>
          <table:table-cell table:style-name="ce1" office:value-type="string" calcext:value-type="string">
            <text:p>DC-DC-Step-Down</text:p>
          </table:table-cell>
          <table:table-cell table:style-name="ce1" office:value-type="string" calcext:value-type="string">
            <text:p>nach 3.3V</text:p>
          </table:table-cell>
          <table:table-cell table:style-name="ce1"/>
          <table:table-cell table:style-name="ce1" office:value-type="string" calcext:value-type="string">
            <text:p>Spannungssenk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8" calcext:value-type="float">
            <text:p>1.8</text:p>
          </table:table-cell>
          <table:table-cell table:style-name="ce9" office:value-type="string" calcext:value-type="string">
            <text:p><text:a xlink:href="https://www.amazon.de/Yizhet-Stromversorgung-Abw%C3%A4rtswandler-Einstellbares-Abw%C3%A4rtsmodul/dp/B0823P6PW6/ref=sr_1_3_sspa?dib=eyJ2IjoiMSJ9.d4LknRuZtzOeNWbu4r102HO4IfIq2IguSn8SSBwh1w0ARoqaslm3HYJheQFp4P_xdIRA4cbb7Ma5i4QNpbA4czHRrNogJxFvQePBOdNhbFRD4YF6FGkpmx4q1kqkz-FwnUTGbEanWpBt8pbzbCIHXxNa6ssw5t3XWMuKdHrkOTfk5x98bfORLLlX-HIxlB6-jWE-cOhuyr5jZtUSguX7Mukhdu4UuJsgAx4_LgPoBFcjGxiAzzM8iBhycRPPwaoxWVnf5k1m1x3W2ZB7m_Hd416IIM-FcuMcTqD6UWR1f5Y.PQjaFN4t5_U3t2xCk963ZsE6olIrTli8SnDeE5j9sIM&amp;dib_tag=se&amp;keywords=step+down+regler&amp;qid=1711913392&amp;sr=8-3-spons&amp;sp_csd=d2lkZ2V0TmFtZT1zcF9hdGY&amp;psc=1" xlink:type="simple">https://www.amazon.de/Yizhet-Stromversorgung-Abw%C3%A4rtswandler-Einstellbares-Abw%C3%A4rtsmodul/dp/B0823P6PW6/ref=sr_1_3_sspa?dib=eyJ2IjoiMSJ9.d4LknRuZtzOeNWbu4r102HO4IfIq2IguSn8SSBwh1w0ARoqaslm3HYJheQFp4P_xdIRA4cbb7Ma5i4QNpbA4czHRrNogJxFvQePBOdNhbFRD4YF6FGkpmx4q1kqkz-FwnUTGbEanWpBt8pbzbCIHXxNa6ssw5t3XWMuKdHrkOTfk5x98bfORLLlX-HIxlB6-jWE-cOhuyr5jZtUSguX7Mukhdu4UuJsgAx4_LgPoBFcjGxiAzzM8iBhycRPPwaoxWVnf5k1m1x3W2ZB7m_Hd416IIM-FcuMcTqD6UWR1f5Y.PQjaFN4t5_U3t2xCk963ZsE6olIrTli8SnDeE5j9sIM&amp;dib_tag=se&amp;keywords=step+down+regler&amp;qid=1711913392&amp;sr=8-3-spons&amp;sp_csd=d2lkZ2V0TmFtZT1zcF9hdGY&amp;psc=1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DC-DC Step Up Boost Converter 2V-24V bis 5V-28V</text:p>
          </table:table-cell>
          <table:table-cell table:style-name="ce1" office:value-type="string" calcext:value-type="string">
            <text:p>DC-DC-Step-Up</text:p>
          </table:table-cell>
          <table:table-cell table:style-name="ce1" office:value-type="string" calcext:value-type="string">
            <text:p>nach 12V</text:p>
          </table:table-cell>
          <table:table-cell/>
          <table:table-cell table:style-name="ce1" office:value-type="string" calcext:value-type="string">
            <text:p>Spannungserhöh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5" calcext:value-type="float">
            <text:p>0.85</text:p>
          </table:table-cell>
          <table:table-cell table:style-name="ce9" office:value-type="string" calcext:value-type="string">
            <text:p><text:a xlink:href="https://www.amazon.de/gp/product/B0B932BR7V/ref=ppx_yo_dt_b_asin_title_o00_s00?ie=UTF8&amp;psc=1" xlink:type="simple">https://www.amazon.de/gp/product/B0B932BR7V/ref=ppx_yo_dt_b_asin_title_o00_s00?ie=UTF8&amp;psc=1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OMRON G5V-1 Relais</text:p>
          </table:table-cell>
          <table:table-cell table:style-name="ce1" office:value-type="string" calcext:value-type="string">
            <text:p>Relais</text:p>
          </table:table-cell>
          <table:table-cell table:style-name="ce1" office:value-type="string" calcext:value-type="string">
            <text:p>3V</text:p>
          </table:table-cell>
          <table:table-cell table:style-name="ce1"/>
          <table:table-cell table:style-name="ce1" office:value-type="string" calcext:value-type="string">
            <text:p>Schalten elektrischer Last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string" calcext:value-type="string">
            <text:p><text:a xlink:href="https://www.reichelt.de/subminiaturrelais-1x-um-125vac-60v-1a-12v-g5v-1-12dc-p28333.html?PROVID=2788&amp;gad_source=1&amp;gclid=Cj0KCQjwk6SwBhDPARIsAJ59GwcaakE8A0Q1YmSfCCviy5b2k-D1-QCAz5NAGlvFdaBpZ3je-6Uk7sUaAvUeEALw_wcB" xlink:type="simple">https://www.reichelt.de/subminiaturrelais-1x-um-125vac-60v-1a-12v-g5v-1-12dc-p28333.html?PROVID=2788&amp;gad_source=1&amp;gclid=Cj0KCQjwk6SwBhDPARIsAJ59GwcaakE8A0Q1YmSfCCviy5b2k-D1-QCAz5NAGlvFdaBpZ3je-6Uk7sUaAvUeEALw_wcB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BeFlE kapazitiver Bodenfeuchtesensor SoMoSe v2.2</text:p>
          </table:table-cell>
          <table:table-cell table:style-name="ce1" office:value-type="string" calcext:value-type="string">
            <text:p>Kapazitätssensor</text:p>
          </table:table-cell>
          <table:table-cell table:style-name="ce1" office:value-type="string" calcext:value-type="string">
            <text:p>3.3 - 5V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Bodenfeuchtigkeitsmess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49" calcext:value-type="float">
            <text:p>14.49</text:p>
          </table:table-cell>
          <table:table-cell table:style-name="ce8" office:value-type="string" calcext:value-type="string">
            <text:p><text:a xlink:href="https://www.amazon.de/BeFlE-kapazitiver-Bodenfeuchtesensor-SoMoSe-v1-1/dp/B091D6HNM6/ref=sr_1_3?dib=eyJ2IjoiMSJ9.j_fOHsc6dBYHje2nGIordKPVzyFpe75tU-wUiMHBxPb3kKkHx9EQAkWtka4WJmTcuCwhYAbo7EnPtj4yh7SHVpRO03leffE0-VoVzUKoFPkozrp5cbYkWEhyXIoWCaAyUjHe0wyByYQChSamjPHs40YxOvSo0-e5QZNcRCEBbx62O-IJ-e-lXY08iBMDBnYcAX0D3tgMDPCw_b5zhGGKJAh71vuV-hYWRkquIz1XIhLvuR_nqqcrG4rYxUX5jlvkq22FKzXWlKx0RchvHG7veZVD2PHaVmSLBEud7qL97qs.OpuIRSNJHFcSgqfMBp4D_b_TPbnlCNQLrdflICkxK2k&amp;dib_tag=se&amp;keywords=kapazitiver%2Bfeuchtigkeitssensor&amp;qid=1708888054&amp;refinements=p_72%3A419117031&amp;rnid=419116031&amp;sr=8-3-spons&amp;sp_csd=d2lkZ2V0TmFtZT1zcF9hdGY&amp;th=1" xlink:type="simple">https://www.amazon.de/BeFlE-kapazitiver-Bodenfeuchtesensor-SoMoSe-v1-1/dp/B091D6HNM6/ref=sr_1_3?dib=eyJ2IjoiMSJ9.j_fOHsc6dBYHje2nGIordKPVzyFpe75tU-wUiMHBxPb3kKkHx9EQAkWtka4WJmTcuCwhYAbo7EnPtj4yh7SHVpRO03leffE0-VoVzUKoFPkozrp5cbYkWEhyXIoWCaAyUjHe0wyByYQChSamjPHs40YxOvSo0-e5QZNcRCEBbx62O-IJ-e-lXY08iBMDBnYcAX0D3tgMDPCw_b5zhGGKJAh71vuV-hYWRkquIz1XIhLvuR_nqqcrG4rYxUX5jlvkq22FKzXWlKx0RchvHG7veZVD2PHaVmSLBEud7qL97qs.OpuIRSNJHFcSgqfMBp4D_b_TPbnlCNQLrdflICkxK2k&amp;dib_tag=se&amp;keywords=kapazitiver%2Bfeuchtigkeitssensor&amp;qid=1708888054&amp;refinements=p_72%3A419117031&amp;rnid=419116031&amp;sr=8-3-spons&amp;sp_csd=d2lkZ2V0TmFtZT1zcF9hdGY&amp;th=1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TC4056 Type-C USB 5V 1A 18650 Lithium Battery Charger Module </text:p>
          </table:table-cell>
          <table:table-cell table:style-name="ce1" office:value-type="string" calcext:value-type="string">
            <text:p>Laderegler</text:p>
          </table:table-cell>
          <table:table-cell table:style-name="ce1" office:value-type="string" calcext:value-type="string">
            <text:p>4.35 - 6V (5V)</text:p>
          </table:table-cell>
          <table:table-cell table:style-name="ce1"/>
          <table:table-cell table:style-name="ce1" office:value-type="string" calcext:value-type="string">
            <text:p>Regulierung des Ladevorgang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.1" calcext:value-type="float" table:number-columns-spanned="1" table:number-rows-spanned="2">
            <text:p>1.1</text:p>
          </table:table-cell>
          <table:table-cell table:style-name="ce10" office:value-type="string" calcext:value-type="string" table:number-columns-spanned="1" table:number-rows-spanned="2">
            <text:p><text:a xlink:href="https://www.amazon.de/GTIWUNG-Batteriehalter-Charging-Protection-Functions/dp/B0CGVM55S3/ref=sr_1_3?__mk_de_DE=%C3%85M%C3%85%C5%BD%C3%95%C3%91&amp;crid=KDOSHLIIS8ZI&amp;dib=eyJ2IjoiMSJ9.cEgo4jXppRAR5_qvUaMN1DY4ye2wxNtbpBcZh82SbQDHdrfqUlwyI47Fi2WwrX-dFuLOhfTPotOW8tJWbvXxMpAVQC4Pxkc2W4cpVgbtuEdT1WqAGeZz9VIpkgH9Ota6J86-O4IN_9XNKk_LcqcLgr7BppMHbP7bDGIBJ_HH9GXojpx4_I83ICERa31Qhct9si2p54UGVvSE4jnKr6L_IN4tLCFcwNvUtVktLJTtpFo.zYhfRRzGWvrPkeK2CxAUvzIiOFmrDk45H3_VtzTtHZI&amp;dib_tag=se&amp;keywords=18650+halterung&amp;qid=1708943447&amp;sprefix=18650+halterung%2Caps%2C118&amp;sr=8-3" xlink:type="simple">https://www.amazon.de/GTIWUNG-Batteriehalter-Charging-Protection-Functions/dp/B0CGVM55S3/ref=sr_1_3?__mk_de_DE=%C3%85M%C3%85%C5%BD%C3%95%C3%91&amp;crid=KDOSHLIIS8ZI&amp;dib=eyJ2IjoiMSJ9.cEgo4jXppRAR5_qvUaMN1DY4ye2wxNtbpBcZh82SbQDHdrfqUlwyI47Fi2WwrX-dFuLOhfTPotOW8tJWbvXxMpAVQC4Pxkc2W4cpVgbtuEdT1WqAGeZz9VIpkgH9Ota6J86-O4IN_9XNKk_LcqcLgr7BppMHbP7bDGIBJ_HH9GXojpx4_I83ICERa31Qhct9si2p54UGVvSE4jnKr6L_IN4tLCFcwNvUtVktLJTtpFo.zYhfRRzGWvrPkeK2CxAUvzIiOFmrDk45H3_VtzTtHZI&amp;dib_tag=se&amp;keywords=18650+halterung&amp;qid=1708943447&amp;sprefix=18650+halterung%2Caps%2C118&amp;sr=8-3</text:a></text:p>
          </table:table-cell>
          <table:table-cell table:style-name="ce1" table:number-columns-repeated="3"/>
          <table:table-cell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4" office:value-type="string" calcext:value-type="string">
            <text:p>18650 Batteriehalter mit Kabeln</text:p>
          </table:table-cell>
          <table:table-cell table:style-name="ce1" office:value-type="string" calcext:value-type="string">
            <text:p>Batteriehalterung</text:p>
          </table:table-cell>
          <table:table-cell table:style-name="ce1" table:number-columns-repeated="2"/>
          <table:table-cell table:style-name="ce1" office:value-type="string" calcext:value-type="string">
            <text:p>Befestigung für Batterien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2"/>
          <table:table-cell table:style-name="ce1" table:number-columns-repeated="3"/>
          <table:table-cell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s/>GOLISI IMR 18650</text:p>
          </table:table-cell>
          <table:table-cell table:style-name="ce1" office:value-type="string" calcext:value-type="string">
            <text:p>18650 Akku</text:p>
          </table:table-cell>
          <table:table-cell table:style-name="ce1" office:value-type="string" calcext:value-type="string">
            <text:p>3.7V</text:p>
          </table:table-cell>
          <table:table-cell table:style-name="ce1"/>
          <table:table-cell table:style-name="ce1" office:value-type="string" calcext:value-type="string">
            <text:p>Lithium - Akk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.49" calcext:value-type="float">
            <text:p>9.49</text:p>
          </table:table-cell>
          <table:table-cell table:style-name="ce11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U.S. Solid 1/2" Motorkugelhahn Messing Elektrische Zonenventil</text:p>
          </table:table-cell>
          <table:table-cell table:style-name="ce1" office:value-type="string" calcext:value-type="string">
            <text:p>Motorisierter Kugelhahn</text:p>
          </table:table-cell>
          <table:table-cell table:style-name="ce1" office:value-type="string" calcext:value-type="string">
            <text:p>9 - 24V</text:p>
          </table:table-cell>
          <table:table-cell table:style-name="ce1"/>
          <table:table-cell table:style-name="ce1" office:value-type="string" calcext:value-type="string">
            <text:p>Ventilsteuer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8" office:value-type="string" calcext:value-type="string">
            <text:p><text:a xlink:href="https://www.amazon.de/U-S-Solid-Motorkugelhahn-Elektrische-Zonenventil/dp/B07CWMRZXK/ref=sr_1_1?__mk_de_DE=%C3%85M%C3%85%C5%BD%C3%95%C3%91&amp;crid=26IMT8WWW6X5P&amp;dib=eyJ2IjoiMSJ9.alvW0vt58Vv9aPM72W7W_kDfiMCwN6G659VjnPsuuT6J30gAC2b-oqu4Wf4TYkUN3JX4EcetpacCGbcspQXh3p4MN3cUo3gI5tlRxespMCHllBz5TGRSZBera0X6YlCp_JUXT0B781CpbLNKtCnepyrg8ZnVM5qCQL2hbWKhI1joBzxAL27WggKmpdqh8D6_hIytm87JTbzqRxmmiuYB5DSmmO9AySyQKK0srICbN5mwgQefJCoahnXeYH-FVcCVmT_jECjG-fXOW8hMaeNNkBMDj1gz9xchO6Lc8WG64FU.MXmgXndntRlIdw-rS_0WsArjxJ5tFDEjOE5e4fne0Fs&amp;dib_tag=se&amp;keywords=dc%2Bmotor%2Bventil&amp;qid=1708887531&amp;sprefix=dc%2Bmotor%2Bventil%2Caps%2C101&amp;sr=8-1-spons&amp;sp_csd=d2lkZ2V0TmFtZT1zcF9hdGY&amp;th=1" xlink:type="simple">https://www.amazon.de/U-S-Solid-Motorkugelhahn-Elektrische-Zonenventil/dp/B07CWMRZXK/ref=sr_1_1?__mk_de_DE=%C3%85M%C3%85%C5%BD%C3%95%C3%91&amp;crid=26IMT8WWW6X5P&amp;dib=eyJ2IjoiMSJ9.alvW0vt58Vv9aPM72W7W_kDfiMCwN6G659VjnPsuuT6J30gAC2b-oqu4Wf4TYkUN3JX4EcetpacCGbcspQXh3p4MN3cUo3gI5tlRxespMCHllBz5TGRSZBera0X6YlCp_JUXT0B781CpbLNKtCnepyrg8ZnVM5qCQL2hbWKhI1joBzxAL27WggKmpdqh8D6_hIytm87JTbzqRxmmiuYB5DSmmO9AySyQKK0srICbN5mwgQefJCoahnXeYH-FVcCVmT_jECjG-fXOW8hMaeNNkBMDj1gz9xchO6Lc8WG64FU.MXmgXndntRlIdw-rS_0WsArjxJ5tFDEjOE5e4fne0Fs&amp;dib_tag=se&amp;keywords=dc%2Bmotor%2Bventil&amp;qid=1708887531&amp;sprefix=dc%2Bmotor%2Bventil%2Caps%2C101&amp;sr=8-1-spons&amp;sp_csd=d2lkZ2V0TmFtZT1zcF9hdGY&amp;th=1</text:a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S9013</text:p>
          </table:table-cell>
          <table:table-cell table:style-name="ce1" office:value-type="string" calcext:value-type="string">
            <text:p>NPN-Transistor</text:p>
          </table:table-cell>
          <table:table-cell table:style-name="ce1" table:number-columns-repeated="2"/>
          <table:table-cell table:style-name="ce1" office:value-type="string" calcext:value-type="string">
            <text:p>Elektronische Schalt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1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Widerstand 1 kOhm</text:p>
          </table:table-cell>
          <table:table-cell table:style-name="ce1" office:value-type="string" calcext:value-type="string">
            <text:p>Widerstand(1kOhm)</text:p>
          </table:table-cell>
          <table:table-cell table:style-name="ce1" table:number-columns-repeated="2"/>
          <table:table-cell table:style-name="ce1" office:value-type="string" calcext:value-type="string">
            <text:p>Elektrischer Widersta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1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Widerstand 2 Ohm</text:p>
          </table:table-cell>
          <table:table-cell table:style-name="ce1" office:value-type="string" calcext:value-type="string">
            <text:p>Widerstand(1kOhm)</text:p>
          </table:table-cell>
          <table:table-cell table:style-name="ce1" table:number-columns-repeated="2"/>
          <table:table-cell table:style-name="ce1" office:value-type="string" calcext:value-type="string">
            <text:p>Elektrischer Widersta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1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M4007</text:p>
          </table:table-cell>
          <table:table-cell table:style-name="ce1" office:value-type="string" calcext:value-type="string">
            <text:p>Diode</text:p>
          </table:table-cell>
          <table:table-cell table:style-name="ce1" table:number-columns-repeated="2"/>
          <table:table-cell table:style-name="ce1" office:value-type="string" calcext:value-type="string">
            <text:p>Elektrionische Schalt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1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Irishom Solarpanel mit USB Anschluss</text:p>
          </table:table-cell>
          <table:table-cell table:style-name="ce1" office:value-type="string" calcext:value-type="string">
            <text:p>Solarzelle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Umwandlung vom Sonnelich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79" calcext:value-type="float">
            <text:p>13.79</text:p>
          </table:table-cell>
          <table:table-cell table:style-name="ce8" office:value-type="string" calcext:value-type="string">
            <text:p><text:a xlink:href="https://www.amazon.de/Irishom-Solarpanel-Anschluss-Ladeger%C3%A4t-Unterwegs/dp/B09W5QJQ5Q/ref=sr_1_4?__mk_de_DE=%C3%85M%C3%85%C5%BD%C3%95%C3%91&amp;crid=ZENT31BT9R4V&amp;dib=eyJ2IjoiMSJ9.YzmACIgQO8Qp4tsFw4aVaGByDmrfuI87QPGGs-xBNOQuZ8QxU3ZTs8--yRPdr8K_20ThYJeDbaiTEwEPh8g5mU0DYPoZzWohOHR5Mrxxa1wfQJBP8Kka2dzwET3CA7JyPQ_6kHY_9BIrEK12DapiG6YMEqIior3ZcoxGfhiin3mkYCjbOG8Papc4ud7oN-aF-VjP86IcgfqxNhvrgaa5GhKaQMi3lpGTgIxxLH3c8UE.tndFHrYNNHPKnSfG_WLzAVJ1_VNWjtfEF19CakaLhiI&amp;dib_tag=se&amp;keywords=5V%2Bsolar%2Bcharger&amp;qid=1708944540&amp;sprefix=5v%2Bsolar%2Bcharger%2Caps%2C128&amp;sr=8-4&amp;th=1" xlink:type="simple">https://www.amazon.de/Irishom-Solarpanel-Anschluss-Ladeger%C3%A4t-Unterwegs/dp/B09W5QJQ5Q/ref=sr_1_4?__mk_de_DE=%C3%85M%C3%85%C5%BD%C3%95%C3%91&amp;crid=ZENT31BT9R4V&amp;dib=eyJ2IjoiMSJ9.YzmACIgQO8Qp4tsFw4aVaGByDmrfuI87QPGGs-xBNOQuZ8QxU3ZTs8--yRPdr8K_20ThYJeDbaiTEwEPh8g5mU0DYPoZzWohOHR5Mrxxa1wfQJBP8Kka2dzwET3CA7JyPQ_6kHY_9BIrEK12DapiG6YMEqIior3ZcoxGfhiin3mkYCjbOG8Papc4ud7oN-aF-VjP86IcgfqxNhvrgaa5GhKaQMi3lpGTgIxxLH3c8UE.tndFHrYNNHPKnSfG_WLzAVJ1_VNWjtfEF19CakaLhiI&amp;dib_tag=se&amp;keywords=5V%2Bsolar%2Bcharger&amp;qid=1708944540&amp;sprefix=5v%2Bsolar%2Bcharger%2Caps%2C128&amp;sr=8-4&amp;th=1</text:a></text:p>
          </table:table-cell>
          <table:table-cell table:style-name="ce1" table:number-columns-repeated="16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6" table:formula="of:=SUM([.G4:.G20])" office:value-type="float" office:value="137.5" calcext:value-type="float">
            <text:p>137.5</text:p>
          </table:table-cell>
          <table:table-cell table:number-columns-repeated="1017"/>
        </table:table-row>
        <table:table-row table:style-name="ro1" table:number-rows-repeated="981">
          <table:table-cell table:style-name="ce1" table:number-columns-repeated="24"/>
          <table:table-cell table:number-columns-repeated="1000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